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M</text:p>
      <text:p text:style-name="Standard"/>
      <text:p text:style-name="P2">PaaS - Platform as a Service</text:p>
      <text:p text:style-name="P3"/>
      <text:p text:style-name="Standard">-ist ein Typ von Service der ein Programmiermodell, Entwicklerwerkzeuge bereitstellt</text:p>
      <text:p text:style-name="Standard">-dient dazu Cloud-basierte Anwendungen zu erstellen, auszuführen</text:p>
      <text:p text:style-name="Standard">-PaaS-Provider sollte benötigten Ressourcen bereitstellen:</text:p>
      <text:p text:style-name="Standard">*Rechenleistung</text:p>
      <text:p text:style-name="Standard">*Speicher</text:p>
      <text:p text:style-name="Standard">*Netzwerk</text:p>
      <text:p text:style-name="Standard">*Middleware (Message Queuing, Load Balancing)</text:p>
      <text:p text:style-name="Standard">*Datenbanken</text:p>
      <text:p text:style-name="Standard">-Recourcen werden automatisch beim erstellen der Applikation zur Verfügung <text:s/>gestellt</text:p>
      <text:p text:style-name="Standard">- Recourcen werden abhängig von den Anforderungen skaliert ("fabric")</text:p>
      <text:p text:style-name="Standard">-Monitoring-Funktionen werden erwartet( Laufzeitverhalten der Anwendungen kann überwacht werden)</text:p>
      <text:p text:style-name="Standard">-punktet mit flexiblen und transparenten Kosten</text:p>
      <text:p text:style-name="Standard"/>
      <text:p text:style-name="Standard">Zusammengefasst bieten sie leistungsstarke Deployment- und Managment-Tools.</text:p>
      <text:p text:style-name="Standard">Entwickler können sich mehr auf ihre individuelle Business-Logik konzentrieren.</text:p>
      <text:p text:style-name="Standard">Die komplexen Aufgaben die mit dem<text:s/>Betrieb einer sicheren, hochverfügbaren und leicht skalierbaren Anwendungsinfrastruktur zusammenhängen, liegen im Verantwortungsbereich des PaaS-Anbieters.</text:p>
      <text:p text:style-name="Standard"/>
      <text:p text:style-name="Standard">Beispiel von Anbieter: <text:s/></text:p>
      <text:p text:style-name="Standard">*Google (Google App Engine)</text:p>
      <text:p text:style-name="Standard">*Microsoft (Windows Azure)</text:p>
      <text:p text:style-name="Standard">* Amazon (Amazon Elastic Beanstalk)</text:p>
      <text:p text:style-name="Standard"/>
      <text:p text:style-name="Standard"/>
      <text:p text:style-name="Standard">https://www.infoq.com/news/2016/06/faas-serverless-architectur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Marketing</text:p>
      <text:p text:style-name="Standard"/>
      <text:p text:style-name="Standard">(4)</text:p>
      <text:p text:style-name="P4">Welche übergeordneten Unternehmensziele sind zu<text:s/>berücksichtigen?</text:p>
      <text:p text:style-name="Standard">Umweltfreundliches-Veganes Image behalten</text:p>
      <text:p text:style-name="Standard">-Outdoor kleidung</text:p>
      <text:p text:style-name="P5">Welche konkreten Marketingziele werden verfolgt?</text:p>
      <text:p text:style-name="P6"/>
      <text:p text:style-name="Standard">Detschland fuß fassen in wanderregionen</text:p>
      <text:p text:style-name="Standard">Werbekampagne → sozialen Netzwerk</text:p>
      <text:p text:style-name="P7"/>
      <text:p text:style-name="P8"/>
      <text:p text:style-name="Standard">Marketingziel: Steigerung Marktanteil</text:p>
      <text:p text:style-name="Standard">M-Situation: Stagnierender Markt</text:p>
      <text:p text:style-name="Standard">Prüfung: Produktverbesserung, Werbekampagne</text:p>
      <text:p text:style-name="Standard">Ziel: Marktanteilssteigerung zu erreichen</text:p>
      <text:p text:style-name="P9"/>
      <text:p text:style-name="P10"/>
      <text:p text:style-name="Standard">Zielinhalt: Werbekampagane</text:p>
      <text:p text:style-name="Standard">Zielausmaß: Werbefilm, Flyer</text:p>
      <text:p text:style-name="Standard">Zielsegment: Studenten</text:p>
      <text:p text:style-name="Standard">Zielgebiet: Dresden</text:p>
      <text:p text:style-name="Standard">Zielperiode: 2017</text:p>
      <text:p text:style-name="Standard"/>
      <text:p text:style-name="Standard">Zielinhalt: Produktverbesserung</text:p>
      <text:p text:style-name="Standard">Zielausmaß: besseres Material</text:p>
      <text:p text:style-name="Standard">Zielsegment: Studenten</text:p>
      <text:p text:style-name="Standard">Zielgebiet: Dresden</text:p>
      <text:p text:style-name="Standard">Zielperiode: 2017</text:p>
      <text:p text:style-name="Standard"/>
      <text:p text:style-name="Standard">gehen davon aus</text:p>
      <text:p text:style-name="Standard">-&gt;</text:p>
      <text:p text:style-name="P11">Welche Prioritäten haben die ökonomischen und psychologischen Ziele?</text:p>
      <text:p text:style-name="Standard">ökonomischen Ziele: spiegeln den Erfolg des unternehmerischen Handelns<text:s/>wider</text:p>
      <text:p text:style-name="Standard">(Geld oder Mengeneinheiten)</text:p>
      <text:p text:style-name="Standard">psychologische Ziele: richten sich nach<text:s/>Faktoren des Käuferverhaltens aus</text:p>
      <text:p text:style-name="Standard">-erstmal sind die psychologischen Ziele wichtig, da wir erst mal einen Marktanteil</text:p>
      <text:p text:style-name="Standard">erhalten wollen</text:p>
      <text:p text:style-name="Standard">-danach kommen die ökonogischen Ziele <text:s text:c="2"/></text:p>
      <text:p text:style-name="Standard"/>
      <text:p text:style-name="Standard"/>
      <text:p text:style-name="Standard"/>
      <text:p text:style-name="Standard"/>
      <text:p text:style-name="P12">Welche Beziehungen bestehen zwischen diesen Zielen?</text:p>
      <text:p text:style-name="P13"/>
      <text:p text:style-name="Standard">Indifferente Ziele: Die Werbekampagne wirkt sich auf keiner Weise auf die</text:p>
      <text:p text:style-name="Standard">Qualität der Schuhe aus</text:p>
      <text:p text:style-name="Standard"/>
      <text:p text:style-name="Standard">powerpoint 2013 pptx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_admin</dc:creator>
    <meta:creation-date>2017-12-13T09:04:00Z</meta:creation-date>
    <dc:date>2018-01-04T16:37:00Z</dc:date>
    <meta:template xlink:href="Normal.dotm" xlink:type="simple"/>
    <meta:editing-cycles>11</meta:editing-cycles>
    <meta:editing-duration>PT0S</meta:editing-duration>
    <meta:document-statistic meta:page-count="3" meta:paragraph-count="4" meta:word-count="334" meta:character-count="2441" meta:row-count="17" meta:non-whitespace-character-count="2111"/>
  </office:meta>
</office:document-meta>
</file>